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6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10" table:default-cell-style-name="ce5"/>
        <table:table-row table:style-name="ro1">
          <table:table-cell/>
          <table:table-cell table:style-name="Default"/>
          <table:table-cell table:style-name="ce3"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Sentry Chance:</text:p>
          </table:table-cell>
          <table:table-cell table:style-name="ce2" office:value-type="float" office:value="30" calcext:value-type="float">
            <text:p>30</text:p>
          </table:table-cell>
          <table:table-cell table:style-name="Default"/>
          <table:table-cell table:style-name="ce1" office:value-type="string" calcext:value-type="string" table:number-columns-spanned="7" table:number-rows-spanned="1">
            <text:p>Chance of at least one missile getting past. Assumes sentry gets only one shot.</text:p>
          </table:table-cell>
          <table:covered-table-cell table:number-columns-repeated="6" table:style-name="Default"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3"/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10" table:number-rows-spanned="1">
            <text:p>No. Missiles</text:p>
          </table:table-cell>
          <table:covered-table-cell table:number-columns-repeated="9" table:style-name="Default"/>
        </table:table-row>
        <table:table-row table:style-name="ro1">
          <table:table-cell/>
          <table:table-cell office:value-type="string" calcext:value-type="string">
            <text:p>No. sentries</text:p>
          </table:table-cell>
          <table:table-cell table:style-name="ce4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POWER((100-[.$B$2])/100;[.B6])" office:value-type="percentage" office:value="0.7" calcext:value-type="percentage">
            <text:p>70.00%</text:p>
          </table:table-cell>
          <table:table-cell table:formula="of:=1-POWER(1-[.$C6];[.D$5])" office:value-type="percentage" office:value="0.91" calcext:value-type="percentage">
            <text:p>91.00%</text:p>
          </table:table-cell>
          <table:table-cell table:formula="of:=1-POWER(1-[.$C6];[.E$5])" office:value-type="percentage" office:value="0.973" calcext:value-type="percentage">
            <text:p>97.30%</text:p>
          </table:table-cell>
          <table:table-cell table:formula="of:=1-POWER(1-[.$C6];[.F$5])" office:value-type="percentage" office:value="0.9919" calcext:value-type="percentage">
            <text:p>99.19%</text:p>
          </table:table-cell>
          <table:table-cell table:formula="of:=1-POWER(1-[.$C6];[.G$5])" office:value-type="percentage" office:value="0.99757" calcext:value-type="percentage">
            <text:p>99.76%</text:p>
          </table:table-cell>
          <table:table-cell table:formula="of:=1-POWER(1-[.$C6];[.H$5])" office:value-type="percentage" office:value="0.999271" calcext:value-type="percentage">
            <text:p>99.93%</text:p>
          </table:table-cell>
          <table:table-cell table:formula="of:=1-POWER(1-[.$C6];[.I$5])" office:value-type="percentage" office:value="0.9997813" calcext:value-type="percentage">
            <text:p>99.98%</text:p>
          </table:table-cell>
          <table:table-cell table:formula="of:=1-POWER(1-[.$C6];[.J$5])" office:value-type="percentage" office:value="0.99993439" calcext:value-type="percentage">
            <text:p>99.99%</text:p>
          </table:table-cell>
          <table:table-cell table:formula="of:=1-POWER(1-[.$C6];[.K$5])" office:value-type="percentage" office:value="0.999980317" calcext:value-type="percentage">
            <text:p>100.00%</text:p>
          </table:table-cell>
          <table:table-cell table:formula="of:=1-POWER(1-[.$C6];[.L$5])" office:value-type="percentage" office:value="0.9999940951" calcext:value-type="percentage">
            <text:p>100.00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(100-[.$B$2])/100;[.B7])" office:value-type="percentage" office:value="0.49" calcext:value-type="percentage">
            <text:p>49.00%</text:p>
          </table:table-cell>
          <table:table-cell table:formula="of:=1-POWER(1-[.$C7];[.D$5])" office:value-type="percentage" office:value="0.7399" calcext:value-type="percentage">
            <text:p>73.99%</text:p>
          </table:table-cell>
          <table:table-cell table:formula="of:=1-POWER(1-[.$C7];[.E$5])" office:value-type="percentage" office:value="0.867349" calcext:value-type="percentage">
            <text:p>86.73%</text:p>
          </table:table-cell>
          <table:table-cell table:formula="of:=1-POWER(1-[.$C7];[.F$5])" office:value-type="percentage" office:value="0.93234799" calcext:value-type="percentage">
            <text:p>93.23%</text:p>
          </table:table-cell>
          <table:table-cell table:formula="of:=1-POWER(1-[.$C7];[.G$5])" office:value-type="percentage" office:value="0.9654974749" calcext:value-type="percentage">
            <text:p>96.55%</text:p>
          </table:table-cell>
          <table:table-cell table:formula="of:=1-POWER(1-[.$C7];[.H$5])" office:value-type="percentage" office:value="0.982403712199" calcext:value-type="percentage">
            <text:p>98.24%</text:p>
          </table:table-cell>
          <table:table-cell table:formula="of:=1-POWER(1-[.$C7];[.I$5])" office:value-type="percentage" office:value="0.99102589322149" calcext:value-type="percentage">
            <text:p>99.10%</text:p>
          </table:table-cell>
          <table:table-cell table:formula="of:=1-POWER(1-[.$C7];[.J$5])" office:value-type="percentage" office:value="0.99542320554296" calcext:value-type="percentage">
            <text:p>99.54%</text:p>
          </table:table-cell>
          <table:table-cell table:formula="of:=1-POWER(1-[.$C7];[.K$5])" office:value-type="percentage" office:value="0.997665834826909" calcext:value-type="percentage">
            <text:p>99.77%</text:p>
          </table:table-cell>
          <table:table-cell table:formula="of:=1-POWER(1-[.$C7];[.L$5])" office:value-type="percentage" office:value="0.998809575761724" calcext:value-type="percentage">
            <text:p>99.88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(100-[.$B$2])/100;[.B8])" office:value-type="percentage" office:value="0.343" calcext:value-type="percentage">
            <text:p>34.30%</text:p>
          </table:table-cell>
          <table:table-cell table:formula="of:=1-POWER(1-[.$C8];[.D$5])" office:value-type="percentage" office:value="0.568351" calcext:value-type="percentage">
            <text:p>56.84%</text:p>
          </table:table-cell>
          <table:table-cell table:formula="of:=1-POWER(1-[.$C8];[.E$5])" office:value-type="percentage" office:value="0.716406607" calcext:value-type="percentage">
            <text:p>71.64%</text:p>
          </table:table-cell>
          <table:table-cell table:formula="of:=1-POWER(1-[.$C8];[.F$5])" office:value-type="percentage" office:value="0.813679140799" calcext:value-type="percentage">
            <text:p>81.37%</text:p>
          </table:table-cell>
          <table:table-cell table:formula="of:=1-POWER(1-[.$C8];[.G$5])" office:value-type="percentage" office:value="0.877587195504943" calcext:value-type="percentage">
            <text:p>87.76%</text:p>
          </table:table-cell>
          <table:table-cell table:formula="of:=1-POWER(1-[.$C8];[.H$5])" office:value-type="percentage" office:value="0.919574787446747" calcext:value-type="percentage">
            <text:p>91.96%</text:p>
          </table:table-cell>
          <table:table-cell table:formula="of:=1-POWER(1-[.$C8];[.I$5])" office:value-type="percentage" office:value="0.947160635352513" calcext:value-type="percentage">
            <text:p>94.72%</text:p>
          </table:table-cell>
          <table:table-cell table:formula="of:=1-POWER(1-[.$C8];[.J$5])" office:value-type="percentage" office:value="0.965284537426601" calcext:value-type="percentage">
            <text:p>96.53%</text:p>
          </table:table-cell>
          <table:table-cell table:formula="of:=1-POWER(1-[.$C8];[.K$5])" office:value-type="percentage" office:value="0.977191941089277" calcext:value-type="percentage">
            <text:p>97.72%</text:p>
          </table:table-cell>
          <table:table-cell table:formula="of:=1-POWER(1-[.$C8];[.L$5])" office:value-type="percentage" office:value="0.985015105295655" calcext:value-type="percentage">
            <text:p>98.50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(100-[.$B$2])/100;[.B9])" office:value-type="percentage" office:value="0.2401" calcext:value-type="percentage">
            <text:p>24.01%</text:p>
          </table:table-cell>
          <table:table-cell table:formula="of:=1-POWER(1-[.$C9];[.D$5])" office:value-type="percentage" office:value="0.42255199" calcext:value-type="percentage">
            <text:p>42.26%</text:p>
          </table:table-cell>
          <table:table-cell table:formula="of:=1-POWER(1-[.$C9];[.E$5])" office:value-type="percentage" office:value="0.561197257201" calcext:value-type="percentage">
            <text:p>56.12%</text:p>
          </table:table-cell>
          <table:table-cell table:formula="of:=1-POWER(1-[.$C9];[.F$5])" office:value-type="percentage" office:value="0.66655379574704" calcext:value-type="percentage">
            <text:p>66.66%</text:p>
          </table:table-cell>
          <table:table-cell table:formula="of:=1-POWER(1-[.$C9];[.G$5])" office:value-type="percentage" office:value="0.746614229388176" calcext:value-type="percentage">
            <text:p>74.66%</text:p>
          </table:table-cell>
          <table:table-cell table:formula="of:=1-POWER(1-[.$C9];[.H$5])" office:value-type="percentage" office:value="0.807452152912075" calcext:value-type="percentage">
            <text:p>80.75%</text:p>
          </table:table-cell>
          <table:table-cell table:formula="of:=1-POWER(1-[.$C9];[.I$5])" office:value-type="percentage" office:value="0.853682890997886" calcext:value-type="percentage">
            <text:p>85.37%</text:p>
          </table:table-cell>
          <table:table-cell table:formula="of:=1-POWER(1-[.$C9];[.J$5])" office:value-type="percentage" office:value="0.888813628869293" calcext:value-type="percentage">
            <text:p>88.88%</text:p>
          </table:table-cell>
          <table:table-cell table:formula="of:=1-POWER(1-[.$C9];[.K$5])" office:value-type="percentage" office:value="0.915509476577776" calcext:value-type="percentage">
            <text:p>91.55%</text:p>
          </table:table-cell>
          <table:table-cell table:formula="of:=1-POWER(1-[.$C9];[.L$5])" office:value-type="percentage" office:value="0.935795651251452" calcext:value-type="percentage">
            <text:p>93.58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(100-[.$B$2])/100;[.B10])" office:value-type="percentage" office:value="0.16807" calcext:value-type="percentage">
            <text:p>16.81%</text:p>
          </table:table-cell>
          <table:table-cell table:formula="of:=1-POWER(1-[.$C10];[.D$5])" office:value-type="percentage" office:value="0.3078924751" calcext:value-type="percentage">
            <text:p>30.79%</text:p>
          </table:table-cell>
          <table:table-cell table:formula="of:=1-POWER(1-[.$C10];[.E$5])" office:value-type="percentage" office:value="0.424214986809943" calcext:value-type="percentage">
            <text:p>42.42%</text:p>
          </table:table-cell>
          <table:table-cell table:formula="of:=1-POWER(1-[.$C10];[.F$5])" office:value-type="percentage" office:value="0.520987173976796" calcext:value-type="percentage">
            <text:p>52.10%</text:p>
          </table:table-cell>
          <table:table-cell table:formula="of:=1-POWER(1-[.$C10];[.G$5])" office:value-type="percentage" office:value="0.601494859646516" calcext:value-type="percentage">
            <text:p>60.15%</text:p>
          </table:table-cell>
          <table:table-cell table:formula="of:=1-POWER(1-[.$C10];[.H$5])" office:value-type="percentage" office:value="0.668471618585726" calcext:value-type="percentage">
            <text:p>66.85%</text:p>
          </table:table-cell>
          <table:table-cell table:formula="of:=1-POWER(1-[.$C10];[.I$5])" office:value-type="percentage" office:value="0.724191593650023" calcext:value-type="percentage">
            <text:p>72.42%</text:p>
          </table:table-cell>
          <table:table-cell table:formula="of:=1-POWER(1-[.$C10];[.J$5])" office:value-type="percentage" office:value="0.770546712505263" calcext:value-type="percentage">
            <text:p>77.05%</text:p>
          </table:table-cell>
          <table:table-cell table:formula="of:=1-POWER(1-[.$C10];[.K$5])" office:value-type="percentage" office:value="0.809110926534504" calcext:value-type="percentage">
            <text:p>80.91%</text:p>
          </table:table-cell>
          <table:table-cell table:formula="of:=1-POWER(1-[.$C10];[.L$5])" office:value-type="percentage" office:value="0.84119365311185" calcext:value-type="percentage">
            <text:p>84.12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POWER((100-[.$B$2])/100;[.B11])" office:value-type="percentage" office:value="0.117649" calcext:value-type="percentage">
            <text:p>11.76%</text:p>
          </table:table-cell>
          <table:table-cell table:formula="of:=1-POWER(1-[.$C11];[.D$5])" office:value-type="percentage" office:value="0.221456712799" calcext:value-type="percentage">
            <text:p>22.15%</text:p>
          </table:table-cell>
          <table:table-cell table:formula="of:=1-POWER(1-[.$C11];[.E$5])" office:value-type="percentage" office:value="0.31305155199491" calcext:value-type="percentage">
            <text:p>31.31%</text:p>
          </table:table-cell>
          <table:table-cell table:formula="of:=1-POWER(1-[.$C11];[.F$5])" office:value-type="percentage" office:value="0.393870349954261" calcext:value-type="percentage">
            <text:p>39.39%</text:p>
          </table:table-cell>
          <table:table-cell table:formula="of:=1-POWER(1-[.$C11];[.G$5])" office:value-type="percentage" office:value="0.465180897152492" calcext:value-type="percentage">
            <text:p>46.52%</text:p>
          </table:table-cell>
          <table:table-cell table:formula="of:=1-POWER(1-[.$C11];[.H$5])" office:value-type="percentage" office:value="0.528101829783399" calcext:value-type="percentage">
            <text:p>52.81%</text:p>
          </table:table-cell>
          <table:table-cell table:formula="of:=1-POWER(1-[.$C11];[.I$5])" office:value-type="percentage" office:value="0.583620177611212" calcext:value-type="percentage">
            <text:p>58.36%</text:p>
          </table:table-cell>
          <table:table-cell table:formula="of:=1-POWER(1-[.$C11];[.J$5])" office:value-type="percentage" office:value="0.63260684733543" calcext:value-type="percentage">
            <text:p>63.26%</text:p>
          </table:table-cell>
          <table:table-cell table:formula="of:=1-POWER(1-[.$C11];[.K$5])" office:value-type="percentage" office:value="0.675830284353264" calcext:value-type="percentage">
            <text:p>67.58%</text:p>
          </table:table-cell>
          <table:table-cell table:formula="of:=1-POWER(1-[.$C11];[.L$5])" office:value-type="percentage" office:value="0.713968527229387" calcext:value-type="percentage">
            <text:p>71.40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POWER((100-[.$B$2])/100;[.B12])" office:value-type="percentage" office:value="0.0823543" calcext:value-type="percentage">
            <text:p>8.24%</text:p>
          </table:table-cell>
          <table:table-cell table:formula="of:=1-POWER(1-[.$C12];[.D$5])" office:value-type="percentage" office:value="0.15792636927151" calcext:value-type="percentage">
            <text:p>15.79%</text:p>
          </table:table-cell>
          <table:table-cell table:formula="of:=1-POWER(1-[.$C12];[.E$5])" office:value-type="percentage" office:value="0.227274753678613" calcext:value-type="percentage">
            <text:p>22.73%</text:p>
          </table:table-cell>
          <table:table-cell table:formula="of:=1-POWER(1-[.$C12];[.F$5])" office:value-type="percentage" office:value="0.290912000431739" calcext:value-type="percentage">
            <text:p>29.09%</text:p>
          </table:table-cell>
          <table:table-cell table:formula="of:=1-POWER(1-[.$C12];[.G$5])" office:value-type="percentage" office:value="0.349308446274583" calcext:value-type="percentage">
            <text:p>34.93%</text:p>
          </table:table-cell>
          <table:table-cell table:formula="of:=1-POWER(1-[.$C12];[.H$5])" office:value-type="percentage" office:value="0.402895693697552" calcext:value-type="percentage">
            <text:p>40.29%</text:p>
          </table:table-cell>
          <table:table-cell table:formula="of:=1-POWER(1-[.$C12];[.I$5])" office:value-type="percentage" office:value="0.452069800870076" calcext:value-type="percentage">
            <text:p>45.21%</text:p>
          </table:table-cell>
          <table:table-cell table:formula="of:=1-POWER(1-[.$C12];[.J$5])" office:value-type="percentage" office:value="0.497194208868281" calcext:value-type="percentage">
            <text:p>49.72%</text:p>
          </table:table-cell>
          <table:table-cell table:formula="of:=1-POWER(1-[.$C12];[.K$5])" office:value-type="percentage" office:value="0.53860242783288" calcext:value-type="percentage">
            <text:p>53.86%</text:p>
          </table:table-cell>
          <table:table-cell table:formula="of:=1-POWER(1-[.$C12];[.L$5])" office:value-type="percentage" office:value="0.576600501910403" calcext:value-type="percentage">
            <text:p>57.66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POWER((100-[.$B$2])/100;[.B13])" office:value-type="percentage" office:value="0.05764801" calcext:value-type="percentage">
            <text:p>5.76%</text:p>
          </table:table-cell>
          <table:table-cell table:formula="of:=1-POWER(1-[.$C13];[.D$5])" office:value-type="percentage" office:value="0.11197272694304" calcext:value-type="percentage">
            <text:p>11.20%</text:p>
          </table:table-cell>
          <table:table-cell table:formula="of:=1-POWER(1-[.$C13];[.E$5])" office:value-type="percentage" office:value="0.1631657320605" calcext:value-type="percentage">
            <text:p>16.32%</text:p>
          </table:table-cell>
          <table:table-cell table:formula="of:=1-POWER(1-[.$C13];[.F$5])" office:value-type="percentage" office:value="0.211407562307019" calcext:value-type="percentage">
            <text:p>21.14%</text:p>
          </table:table-cell>
          <table:table-cell table:formula="of:=1-POWER(1-[.$C13];[.G$5])" office:value-type="percentage" office:value="0.256868347041068" calcext:value-type="percentage">
            <text:p>25.69%</text:p>
          </table:table-cell>
          <table:table-cell table:formula="of:=1-POWER(1-[.$C13];[.H$5])" office:value-type="percentage" office:value="0.299708408002161" calcext:value-type="percentage">
            <text:p>29.97%</text:p>
          </table:table-cell>
          <table:table-cell table:formula="of:=1-POWER(1-[.$C13];[.I$5])" office:value-type="percentage" office:value="0.340078824700569" calcext:value-type="percentage">
            <text:p>34.01%</text:p>
          </table:table-cell>
          <table:table-cell table:formula="of:=1-POWER(1-[.$C13];[.J$5])" office:value-type="percentage" office:value="0.378121967213442" calcext:value-type="percentage">
            <text:p>37.81%</text:p>
          </table:table-cell>
          <table:table-cell table:formula="of:=1-POWER(1-[.$C13];[.K$5])" office:value-type="percentage" office:value="0.413971998266302" calcext:value-type="percentage">
            <text:p>41.40%</text:p>
          </table:table-cell>
          <table:table-cell table:formula="of:=1-POWER(1-[.$C13];[.L$5])" office:value-type="percentage" office:value="0.447755346370526" calcext:value-type="percentage">
            <text:p>44.78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POWER((100-[.$B$2])/100;[.B14])" office:value-type="percentage" office:value="0.040353607" calcext:value-type="percentage">
            <text:p>4.04%</text:p>
          </table:table-cell>
          <table:table-cell table:formula="of:=1-POWER(1-[.$C14];[.D$5])" office:value-type="percentage" office:value="0.0790788004020896" calcext:value-type="percentage">
            <text:p>7.91%</text:p>
          </table:table-cell>
          <table:table-cell table:formula="of:=1-POWER(1-[.$C14];[.E$5])" office:value-type="percentage" office:value="0.116241292568632" calcext:value-type="percentage">
            <text:p>11.62%</text:p>
          </table:table-cell>
          <table:table-cell table:formula="of:=1-POWER(1-[.$C14];[.F$5])" office:value-type="percentage" office:value="0.151904144131146" calcext:value-type="percentage">
            <text:p>15.19%</text:p>
          </table:table-cell>
          <table:table-cell table:formula="of:=1-POWER(1-[.$C14];[.G$5])" office:value-type="percentage" office:value="0.186127870997206" calcext:value-type="percentage">
            <text:p>18.61%</text:p>
          </table:table-cell>
          <table:table-cell table:formula="of:=1-POWER(1-[.$C14];[.H$5])" office:value-type="percentage" office:value="0.218970547039238" calcext:value-type="percentage">
            <text:p>21.90%</text:p>
          </table:table-cell>
          <table:table-cell table:formula="of:=1-POWER(1-[.$C14];[.I$5])" office:value-type="percentage" office:value="0.250487902639442" calcext:value-type="percentage">
            <text:p>25.05%</text:p>
          </table:table-cell>
          <table:table-cell table:formula="of:=1-POWER(1-[.$C14];[.J$5])" office:value-type="percentage" office:value="0.280733419258075" calcext:value-type="percentage">
            <text:p>28.07%</text:p>
          </table:table-cell>
          <table:table-cell table:formula="of:=1-POWER(1-[.$C14];[.K$5])" office:value-type="percentage" office:value="0.309758420185569" calcext:value-type="percentage">
            <text:p>30.98%</text:p>
          </table:table-cell>
          <table:table-cell table:formula="of:=1-POWER(1-[.$C14];[.L$5])" office:value-type="percentage" office:value="0.33761215763246" calcext:value-type="percentage">
            <text:p>33.76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POWER((100-[.$B$2])/100;[.B15])" office:value-type="percentage" office:value="0.0282475249" calcext:value-type="percentage">
            <text:p>2.82%</text:p>
          </table:table-cell>
          <table:table-cell table:formula="of:=1-POWER(1-[.$C15];[.D$5])" office:value-type="percentage" office:value="0.0556971271370238" calcext:value-type="percentage">
            <text:p>5.57%</text:p>
          </table:table-cell>
          <table:table-cell table:formula="of:=1-POWER(1-[.$C15];[.E$5])" office:value-type="percentage" office:value="0.0823713460513621" calcext:value-type="percentage">
            <text:p>8.24%</text:p>
          </table:table-cell>
          <table:table-cell table:formula="of:=1-POWER(1-[.$C15];[.F$5])" office:value-type="percentage" office:value="0.10829208430273" calcext:value-type="percentage">
            <text:p>10.83%</text:p>
          </table:table-cell>
          <table:table-cell table:formula="of:=1-POWER(1-[.$C15];[.G$5])" office:value-type="percentage" office:value="0.133480625854915" calcext:value-type="percentage">
            <text:p>13.35%</text:p>
          </table:table-cell>
          <table:table-cell table:formula="of:=1-POWER(1-[.$C15];[.H$5])" office:value-type="percentage" office:value="0.157957653452411" calcext:value-type="percentage">
            <text:p>15.80%</text:p>
          </table:table-cell>
          <table:table-cell table:formula="of:=1-POWER(1-[.$C15];[.I$5])" office:value-type="percentage" office:value="0.181743265603368" calcext:value-type="percentage">
            <text:p>18.17%</text:p>
          </table:table-cell>
          <table:table-cell table:formula="of:=1-POWER(1-[.$C15];[.J$5])" office:value-type="percentage" office:value="0.20485699308283" calcext:value-type="percentage">
            <text:p>20.49%</text:p>
          </table:table-cell>
          <table:table-cell table:formula="of:=1-POWER(1-[.$C15];[.K$5])" office:value-type="percentage" office:value="0.227317814969783" calcext:value-type="percentage">
            <text:p>22.73%</text:p>
          </table:table-cell>
          <table:table-cell table:formula="of:=1-POWER(1-[.$C15];[.L$5])" office:value-type="percentage" office:value="0.249144174231211" calcext:value-type="percentage">
            <text:p>24.91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POWER((100-[.$B$2])/100;[.B16])" office:value-type="percentage" office:value="0.01977326743" calcext:value-type="percentage">
            <text:p>1.98%</text:p>
          </table:table-cell>
          <table:table-cell table:formula="of:=1-POWER(1-[.$C16];[.D$5])" office:value-type="percentage" office:value="0.0391555527551416" calcext:value-type="percentage">
            <text:p>3.92%</text:p>
          </table:table-cell>
          <table:table-cell table:formula="of:=1-POWER(1-[.$C16];[.E$5])" office:value-type="percentage" office:value="0.0581545869691447" calcext:value-type="percentage">
            <text:p>5.82%</text:p>
          </table:table-cell>
          <table:table-cell table:formula="of:=1-POWER(1-[.$C16];[.F$5])" office:value-type="percentage" office:value="0.0767779481987226" calcext:value-type="percentage">
            <text:p>7.68%</text:p>
          </table:table-cell>
          <table:table-cell table:formula="of:=1-POWER(1-[.$C16];[.G$5])" office:value-type="percentage" office:value="0.0950330647262625" calcext:value-type="percentage">
            <text:p>9.50%</text:p>
          </table:table-cell>
          <table:table-cell table:formula="of:=1-POWER(1-[.$C16];[.H$5])" office:value-type="percentage" office:value="0.112927217952738" calcext:value-type="percentage">
            <text:p>11.29%</text:p>
          </table:table-cell>
          <table:table-cell table:formula="of:=1-POWER(1-[.$C16];[.I$5])" office:value-type="percentage" office:value="0.130467545302032" calcext:value-type="percentage">
            <text:p>13.05%</text:p>
          </table:table-cell>
          <table:table-cell table:formula="of:=1-POWER(1-[.$C16];[.J$5])" office:value-type="percentage" office:value="0.147661043067839" calcext:value-type="percentage">
            <text:p>14.77%</text:p>
          </table:table-cell>
          <table:table-cell table:formula="of:=1-POWER(1-[.$C16];[.K$5])" office:value-type="percentage" office:value="0.164514569204266" calcext:value-type="percentage">
            <text:p>16.45%</text:p>
          </table:table-cell>
          <table:table-cell table:formula="of:=1-POWER(1-[.$C16];[.L$5])" office:value-type="percentage" office:value="0.181034846061259" calcext:value-type="percentage">
            <text:p>18.1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17:09.382907160</meta:creation-date>
    <dc:date>2019-10-16T20:37:03.704505164</dc:date>
    <meta:editing-duration>PT4M14S</meta:editing-duration>
    <meta:editing-cycles>1</meta:editing-cycles>
    <meta:document-statistic meta:table-count="1" meta:cell-count="136" meta:object-count="0"/>
    <meta:generator>LibreOffice/5.1.6.2$Linux_X86_64 LibreOffice_project/10m0$Build-2</meta:generator>
  </office:meta>
</office:document-meta>
</file>